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13.996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_20__28_user_29_">
      <style:text-properties style:font-name="Roboto" fo:font-style="italic" style:font-style-asian="italic" style:font-style-complex="italic"/>
    </style:style>
    <style:style style:name="P4" style:family="paragraph" style:parent-style-name="Standard">
      <style:text-properties style:font-name="Trebuchet MS" style:text-underline-style="none" fo:font-weight="normal" officeooo:rsid="000258ff" officeooo:paragraph-rsid="0003ae18" style:font-weight-asian="normal" style:font-weight-complex="normal"/>
    </style:style>
    <style:style style:name="P5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19216" officeooo:paragraph-rsid="00019216" style:font-weight-asian="bold" style:font-weight-complex="bold"/>
    </style:style>
    <style:style style:name="P6" style:family="paragraph" style:parent-style-name="Standard_20__28_user_29_">
      <style:text-properties style:font-name="Roboto"/>
    </style:style>
    <style:style style:name="P7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8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19216" officeooo:paragraph-rsid="00019216" style:font-weight-asian="bold" style:font-weight-complex="bold"/>
    </style:style>
    <style:style style:name="P9" style:family="paragraph" style:parent-style-name="Standard_20__28_user_29_">
      <style:text-properties style:font-name="Roboto" fo:font-style="italic" style:font-style-asian="italic" style:font-style-complex="italic"/>
    </style:style>
    <style:style style:name="P10" style:family="paragraph" style:parent-style-name="Standard_20__28_user_29_">
      <style:text-properties style:font-name="Roboto" style:text-underline-style="none" fo:font-weight="normal" officeooo:rsid="000258ff" officeooo:paragraph-rsid="000258ff" style:font-weight-asian="normal" style:font-weight-complex="normal"/>
    </style:style>
    <style:style style:name="P11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258ff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3a237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_20__28_user_29_">
      <style:paragraph-properties fo:text-align="start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officeooo:rsid="0003ae18" officeooo:paragraph-rsid="0003a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_20__28_user_29_">
      <style:paragraph-properties fo:break-before="page"/>
      <style:text-properties style:font-name="Roboto"/>
    </style:style>
    <style:style style:name="P15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officeooo:rsid="0003ae18" officeooo:paragraph-rsid="0003a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officeooo:rsid="0003ae18" officeooo:paragraph-rsid="0003a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Roboto"/>
    </style:style>
    <style:style style:name="T2" style:family="text">
      <style:text-properties style:font-name="Roboto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ae18" style:font-weight-asian="bold" style:font-weight-complex="bold"/>
    </style:style>
    <style:style style:name="T6" style:family="text">
      <style:text-properties officeooo:rsid="0003a237"/>
    </style:style>
    <style:style style:name="T7" style:family="text">
      <style:text-properties fo:color="#000000" style:text-outline="false" style:text-line-through-style="none" style:text-line-through-type="none" fo:font-size="12pt" fo:font-style="normal" fo:text-shadow="none" style:font-size-asian="12pt" style:font-style-asian="normal" style:font-size-complex="12pt" style:font-style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put File Format (.claw)</text:p>
      <text:p text:style-name="P8"/>
      <text:p text:style-name="P10">Each beat is one note – for some tab this is half notes because it’s in 2/4. <text:s/>The beats are the number of notes in a bar.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Descriptor</text:p>
          </table:table-cell>
          <table:table-cell table:style-name="Table1.B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8">&amp;</text:p>
          </table:table-cell>
          <table:table-cell table:style-name="Table1.B2" office:value-type="string">
            <text:p text:style-name="P11">Blank note</text:p>
          </table:table-cell>
        </table:table-row>
        <table:table-row>
          <table:table-cell table:style-name="Table1.A2" office:value-type="string">
            <text:p text:style-name="P16">xxxffff</text:p>
          </table:table-cell>
          <table:table-cell table:style-name="Table1.B5" office:value-type="string">
            <text:p text:style-name="P4">xxx are string skips. ffff are frets. If any of the new frettings change <text:span text:style-name="T7">the current fretting then the whole fretting is overwritten.</text:span></text:p>
          </table:table-cell>
        </table:table-row>
        <table:table-row>
          <table:table-cell table:style-name="Table1.A2" office:value-type="string">
            <text:p text:style-name="P16">(chord)</text:p>
          </table:table-cell>
          <table:table-cell table:style-name="Table1.B4" office:value-type="string">
            <text:p text:style-name="P4">This places “chord” on the top line, and the chord definition in the same format is xxxffff taken from key chord_”chord”</text:p>
          </table:table-cell>
        </table:table-row>
        <table:table-row>
          <table:table-cell table:style-name="Table1.A2" office:value-type="string">
            <text:p text:style-name="P17">!</text:p>
          </table:table-cell>
          <table:table-cell table:style-name="Table1.B5" office:value-type="string">
            <text:p text:style-name="P11">Add a brush using the current fretting.</text:p>
          </table:table-cell>
        </table:table-row>
        <table:table-row>
          <table:table-cell table:style-name="Table1.A2" office:value-type="string">
            <text:p text:style-name="P16">Pf Hf /f</text:p>
          </table:table-cell>
          <table:table-cell table:style-name="Table1.B6" office:value-type="string">
            <text:p text:style-name="P12">Modify the last note to be a pull off, hammer on or slide to f.</text:p>
          </table:table-cell>
        </table:table-row>
      </table:table>
      <text:p text:style-name="P10"/>
      <text:p text:style-name="P10"><text:span text:style-name="T5">F</text:span><text:span text:style-name="T4">rets (0-17)</text:span><text:tab/><text:tab/>0 1 2 3 4 5 6 7 8 9 <text:span text:style-name="T6">n</text:span> l w <text:span text:style-name="T6">t</text:span> u f s v</text:p>
      <text:p text:style-name="P10"><text:tab/><text:tab/><text:tab/></text:p>
      <text:p text:style-name="P15">OutputFile Format (.plux)</text:p>
      <text:p text:style-name="P2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=<text:tab/><text:tab/>Change the width of the slide from 2 notes to 1 note. <text:s text:c="14"/>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start position</text:span><text:span text:style-name="T2">. </text:span><text:span text:style-name="T1">So 2/4 would be 2//.</text:span></text:p>
      <text:p text:style-name="P1"/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2"/>
      <text:p text:style-name="P14"><text:span text:style-name="T3">Different Display Usage</text:span></text:p>
      <text:p text:style-name="P2"/>
      <text:p text:style-name="P1">Minimising the interface for different displays.</text:p>
      <text:p text:style-name="P1"/>
      <text:p text:style-name="P3">float Interface(command as integer,bar ref as bar,dispInfo ref as dispInfo,params as IFParams)</text:p>
      <text:p text:style-name="P3"/>
      <text:p text:style-name="P7">Initialise</text:p>
      <text:p text:style-name="P1">Load Resources for the display.</text:p>
      <text:p text:style-name="P1"/>
      <text:p text:style-name="P7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7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7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7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7">Hide</text:p>
      <text:p text:style-name="P1">if drawn , Free up all the bars display resources.</text:p>
      <text:p text:style-name="P1"/>
      <text:p text:style-name="P7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0</meta:editing-cycles>
    <meta:creation-date>2019-04-23T11:48:00</meta:creation-date>
    <dc:date>2019-04-24T15:21:42.698011375</dc:date>
    <meta:editing-duration>PT17M5S</meta:editing-duration>
    <meta:generator>LibreOffice/6.2.3.2$Linux_X86_64 LibreOffice_project/20$Build-2</meta:generator>
    <meta:document-statistic meta:table-count="1" meta:image-count="0" meta:object-count="0" meta:page-count="3" meta:paragraph-count="62" meta:word-count="452" meta:character-count="2536" meta:non-whitespace-character-count="20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